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Методика нейросетевого оптимального управления нестационарным объектом</text:h>
      <text:h text:style-name="P3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гулятора. <text:s/>Рассмотрены особенности применения алгоритма куммулятивных сумм для обнаружения разладки по дисперсии в контуре управления. <text:s/>Методика иллюстрируется данными вычислительного эксперимента.</text:p>
      <text:h text:style-name="Heading_20_2" text:outline-level="2">Abstract</text:h>
      <text:p text:style-name="Text_20_body">A problem of transient plant control by neural network optimal controller is discussed. <text:s/>A method of artificial neural network adoption including both neural net plant emulation and neural net controller is proposed. <text:s/>Special features of cummulative sum method to find disadjustment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вий. <text:s/>Это оказывается полезным приемом, упрощающим расчет и конструкцию элементов системы. <text:s/>Однако в любая система управления функционирует в не в мире абстракций, а в реальном мире, который неисчерпаем в разнообразии и непредсказуемости своих явлений. <text:s/>По этой причине важным этапом в разработке системы автоматического управления (САУ) является её проверка в условиях, намеренно отличных от эталонных, использовавшихся на этапе расчета. <text:s/>Выявленные особенности функционирования позволяют оценить работоспособность и эффективность <text:s/>системы управления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 [?]. <text:s/>Для случая стохастической уставки разработана методика синтеза нейросетевого оптимального регулятора, а также проведено сравнение с винеровским оптимальным регулятором в случае линейного объекта [?]. <text:s/>С целью проверки работоспособности и оценки эффективности в условиях, отличных от эталонных, нейросетевой регулятор опробовался с разнообразными стохастическими и детерминированными уставками.</text:p>
      <text:p text:style-name="Text_20_body">Следующим уровнем сложности в приближении системы управления к реальному миру является адаптация к изменившимся условиям. <text:s/>Одним из важных частных случаев является изменение параметров объекта управления. <text:s/>Причиной изменения может быть как влияние внешней среды, так и износ самой конструкции объекта управления. <text:s/>Очевид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ружение <text:soft-page-break/>факта изменения параметров объекта и адаптация регулятора выполнялись автоматически, поскольку вмешательство человека-оператора САУ приводит к дополнительной задержке, а также ошибкам, что в целом чревато потерями. <text:s/>Совокупность изложенных причин делает актуальным разработку методики применения нейросетевого оптимального регулятора для управления нестационарным объектом.</text:p>
      <text:p text:style-name="Text_20_body"/>
      <text:p text:style-name="Text_20_body"><draw:frame draw:style-name="fr1" draw:name="Объект1" text:anchor-type="paragraph" svg:x="0.873cm" svg:y="-0.004cm" svg:width="15.222cm" svg:height="4.39cm" draw:z-index="0"><draw:object xlink:href="./Object 1" xlink:type="simple" xlink:show="embed" xlink:actuate="onLoad"/><draw:image xlink:href="./ObjectReplacements/Object 1" xlink:type="simple" xlink:show="embed" xlink:actuate="onLoad"/>
    </draw:frame></text:p>
      <text:h text:style-name="Heading_20_2" text:outline-level="2">Подход в общем виде</text:h>
      <text:p text:style-name="Text_20_body">Метод диагностики разладки — алгоритм куммулятивных сумм.</text:p>
      <text:p text:style-name="Text_20_body">Критерий оптимальности выбора порога — минимизация функции потерь. <text:s/>Задание его вида.</text:p>
      <text:p text:style-name="Text_20_body">Метод адаптации НОР — подстройка НС-О, потом НС-Р.</text:p>
      <text:h text:style-name="Heading_20_2" text:outline-level="2">Методика</text:h>
      <text:p text:style-name="Text_20_body">Задание параметров САУ.</text:p>
      <text:p text:style-name="Text_20_body">Подбор параметров АКС. <text:s/>Графики.</text:p>
      <text:p text:style-name="Text_20_body">Подробности методики настройки. <text:s/>Схемы.</text:p>
      <text:h text:style-name="Heading_20_2" text:outline-level="2">Применение</text:h>
      <text:p text:style-name="Text_20_body">Финальные эксперименты с графиками.</text:p>
      <text:h text:style-name="Heading_20_2" text:outline-level="2">Литература</text:h>
      <text:p text:style-name="Text_20_body">[1] — обзор методов нейросетево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09-24T00:44:04</dc:date>
    <meta:editing-cycles>51</meta:editing-cycles>
    <meta:editing-duration>PT05H04M34S</meta:editing-duration>
    <meta:document-statistic meta:table-count="0" meta:image-count="0" meta:object-count="1" meta:page-count="2" meta:paragraph-count="22" meta:word-count="446" meta:character-count="37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401cm" svg:y1="2.5cm" svg:x2="2.401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8cm" svg:x2="7.451cm" svg:y2="0.8cm">
            <text:p/>
          </draw:line>
          <draw:line draw:style-name="gr4" draw:text-style-name="P3" draw:layer="layout" svg:x1="6.201cm" svg:y1="0.8cm" svg:x2="6.201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1.201cm" svg:y="0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